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92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54cm" svg:height="1.015cm" svg:x="13.902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148cm" svg:y1="9.211cm" svg:x2="14.179cm" svg:y2="4.227cm" draw:end-shape="id1" draw:end-glue-point="8" svg:d="M14148 9211l31-4984" svg:viewBox="0 0 32 4985">
          <text:p/>
        </draw:connector>
        <draw:custom-shape draw:style-name="gr1" draw:text-style-name="P1" xml:id="id2" draw:id="id2" draw:layer="layout" svg:width="0.554cm" svg:height="1.015cm" svg:x="12.411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57cm" svg:y1="9.212cm" svg:x2="12.688cm" svg:y2="4.228cm" draw:end-shape="id2" draw:end-glue-point="8" svg:d="M12657 9212l31-4984" svg:viewBox="0 0 32 4985">
          <text:p/>
        </draw:connector>
        <draw:custom-shape draw:style-name="gr1" draw:text-style-name="P1" xml:id="id3" draw:id="id3" draw:layer="layout" svg:width="0.554cm" svg:height="1.015cm" svg:x="10.80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049cm" svg:y1="9.212cm" svg:x2="11.08cm" svg:y2="4.228cm" draw:end-shape="id3" draw:end-glue-point="8" svg:d="M11049 9212l31-4984" svg:viewBox="0 0 32 4985">
          <text:p/>
        </draw:connector>
        <draw:custom-shape draw:style-name="gr1" draw:text-style-name="P1" xml:id="id4" draw:id="id4" draw:layer="layout" svg:width="0.554cm" svg:height="1.015cm" svg:x="9.312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58cm" svg:y1="9.213cm" svg:x2="9.589cm" svg:y2="4.229cm" draw:end-shape="id4" draw:end-glue-point="8" svg:d="M9558 9213l31-4984" svg:viewBox="0 0 32 4985">
          <text:p/>
        </draw:connector>
        <draw:custom-shape draw:style-name="gr1" draw:text-style-name="P1" xml:id="id5" draw:id="id5" draw:layer="layout" svg:width="0.554cm" svg:height="1.015cm" svg:x="7.603cm" svg:y="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849cm" svg:y1="9.212cm" svg:x2="7.88cm" svg:y2="4.228cm" draw:end-shape="id5" draw:end-glue-point="8" svg:d="M7849 9212l31-4984" svg:viewBox="0 0 32 4985">
          <text:p/>
        </draw:connector>
        <draw:custom-shape draw:style-name="gr1" draw:text-style-name="P1" xml:id="id6" draw:id="id6" draw:layer="layout" svg:width="0.554cm" svg:height="1.015cm" svg:x="6.112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58cm" svg:y1="9.213cm" svg:x2="6.389cm" svg:y2="4.229cm" draw:end-shape="id6" draw:end-glue-point="8" svg:d="M6358 9213l31-4984" svg:viewBox="0 0 32 4985">
          <text:p/>
        </draw:connector>
        <draw:custom-shape draw:style-name="gr1" draw:text-style-name="P1" xml:id="id7" draw:id="id7" draw:layer="layout" svg:width="0.554cm" svg:height="1.015cm" svg:x="4.504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75cm" svg:y1="9.213cm" svg:x2="4.781cm" svg:y2="4.229cm" draw:end-shape="id7" draw:end-glue-point="8" svg:d="M4750 9213l31-4984" svg:viewBox="0 0 32 4985">
          <text:p/>
        </draw:connector>
        <draw:custom-shape draw:style-name="gr1" draw:text-style-name="P1" xml:id="id8" draw:id="id8" draw:layer="layout" svg:width="0.554cm" svg:height="1.015cm" svg:x="3.013cm" svg:y="3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259cm" svg:y1="9.214cm" svg:x2="3.29cm" svg:y2="4.23cm" draw:end-shape="id8" draw:end-glue-point="8" svg:d="M3259 9214l31-4984" svg:viewBox="0 0 32 4985">
          <text:p/>
        </draw:connector>
        <draw:frame draw:style-name="gr3" draw:layer="layout" svg:width="15.653cm" svg:height="0.962cm" svg:x="1.025cm" svg:y="1.229cm">
          <draw:text-box>
            <text:p>With k = 3 (Fort Boyard version), the first player los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3T23:22:02.317494132</dc:date>
    <dc:creator>elucterio </dc:creator>
    <meta:editing-duration>PT9M5S</meta:editing-duration>
    <meta:editing-cycles>5</meta:editing-cycles>
    <meta:generator>LibreOffice/4.2.8.2$Linux_X86_64 LibreOffice_project/420m0$Build-2</meta:generator>
    <meta:document-statistic meta:object-count="17"/>
  </office:meta>
</office:document-meta>
</file>